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break-before="colum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break-before="colum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sychopath Dr. Jeckyl/Mr. Hyde Abilities</text:p>
      <text:p text:style-name="P1">Level 1-5 Cantrips:</text:p>
      <text:p text:style-name="P6">Cantrip</text:p>
      <text:p text:style-name="P7">Range: </text:p>
      <text:p text:style-name="P7">Action: </text:p>
      <text:p text:style-name="P7">Duration: </text:p>
      <text:p text:style-name="P7">Description: </text:p>
      <text:p text:style-name="P4"/>
      <text:p text:style-name="P6">Cantrip</text:p>
      <text:p text:style-name="P7">Range: </text:p>
      <text:p text:style-name="P7">Action: </text:p>
      <text:p text:style-name="P7">Duration: </text:p>
      <text:p text:style-name="P7">Description:</text:p>
      <text:p text:style-name="P7"/>
      <text:p text:style-name="P6">Cantrip</text:p>
      <text:p text:style-name="P7">Range: </text:p>
      <text:p text:style-name="P7">Action: </text:p>
      <text:p text:style-name="P7">Duration: </text:p>
      <text:p text:style-name="P7">Description: </text:p>
      <text:p text:style-name="P7"/>
      <text:p text:style-name="P6">Cantrip</text:p>
      <text:p text:style-name="P7">Range: </text:p>
      <text:p text:style-name="P7">Action: </text:p>
      <text:p text:style-name="P7">Duration: </text:p>
      <text:p text:style-name="P7">Description: </text:p>
      <text:p text:style-name="P7"/>
      <text:p text:style-name="P6">Cantrip</text:p>
      <text:p text:style-name="P7">Range: </text:p>
      <text:p text:style-name="P7">Action: </text:p>
      <text:p text:style-name="P7">Duration: </text:p>
      <text:p text:style-name="P7">Description: </text:p>
      <text:p text:style-name="P7"><text:span text:style-name="T1"/></text:p>
      <text:p text:style-name="P10"/>
      <text:p text:style-name="P3">Level 1-5 Powers:</text:p>
      <text:p text:style-name="P6">Power</text:p>
      <text:p text:style-name="P7">Range: </text:p>
      <text:p text:style-name="P7">Action: </text:p>
      <text:p text:style-name="P7">Duration: </text:p>
      <text:p text:style-name="P7"><text:span text:style-name="T2">Description:</text:span></text:p>
      <text:p text:style-name="P7"><text:span text:style-name="T2"/></text:p>
      <text:p text:style-name="P6">Power</text:p>
      <text:p text:style-name="P7">Range: </text:p>
      <text:p text:style-name="P7">Action: </text:p>
      <text:p text:style-name="P7">Duration: </text:p>
      <text:p text:style-name="P7"><text:span text:style-name="T2">Description:</text:span></text:p>
      <text:p text:style-name="P7"><text:span text:style-name="T2"/></text:p>
      <text:p text:style-name="P6">Power</text:p>
      <text:p text:style-name="P7">Range: </text:p>
      <text:p text:style-name="P7">Action: </text:p>
      <text:p text:style-name="P7">Duration: </text:p>
      <text:p text:style-name="P7"><text:span text:style-name="T2">Description:</text:span></text:p>
      <text:p text:style-name="P7"/>
      <text:p text:style-name="P6">Power</text:p>
      <text:p text:style-name="P7">Range: </text:p>
      <text:p text:style-name="P7">Action: </text:p>
      <text:p text:style-name="P7">Duration: </text:p>
      <text:p text:style-name="P7">Description:</text:p>
      <text:p text:style-name="P7"/>
      <text:p text:style-name="P6">Power</text:p>
      <text:p text:style-name="P7">Range: </text:p>
      <text:p text:style-name="P7">Action: </text:p>
      <text:p text:style-name="P7">Duration: </text:p>
      <text:p text:style-name="P9">Description:</text:p>
      <text:p text:style-name="P9"/>
      <text:p text:style-name="P9"/>
      <text:p text:style-name="P12">Level 6-10 Cantrips:</text:p>
      <text:p text:style-name="P6">Cantrip</text:p>
      <text:p text:style-name="P7">Range: </text:p>
      <text:p text:style-name="P7">Action: </text:p>
      <text:p text:style-name="P7">Duration: </text:p>
      <text:p text:style-name="P7">Description:</text:p>
      <text:p text:style-name="P7"/>
      <text:p text:style-name="P6">Cantrip</text:p>
      <text:p text:style-name="P7">Range: </text:p>
      <text:p text:style-name="P7">Action: </text:p>
      <text:p text:style-name="P7">Duration: </text:p>
      <text:p text:style-name="P7">Description: </text:p>
      <text:p text:style-name="P7"/>
      <text:p text:style-name="P6">Cantrip</text:p>
      <text:p text:style-name="P7">Range: </text:p>
      <text:p text:style-name="P7">Action: </text:p>
      <text:p text:style-name="P7">Duration: </text:p>
      <text:p text:style-name="P7">Description: </text:p>
      <text:p text:style-name="P7"/>
      <text:p text:style-name="P6">Cantrip</text:p>
      <text:p text:style-name="P7">Range: </text:p>
      <text:p text:style-name="P7">Action: </text:p>
      <text:p text:style-name="P7">Duration: </text:p>
      <text:p text:style-name="P7">Description: </text:p>
      <text:p text:style-name="P6"/>
      <text:p text:style-name="P6">Cantrip</text:p>
      <text:p text:style-name="P7">Range: </text:p>
      <text:p text:style-name="P7">Action: </text:p>
      <text:p text:style-name="P7">Duration: </text:p>
      <text:p text:style-name="P7">Description:</text:p>
      <text:p text:style-name="P9"/>
      <text:p text:style-name="P9"/>
      <text:p text:style-name="P11"><text:span text:style-name="T1">Level 6-10 Powers:</text:span></text:p>
      <text:p text:style-name="P6">Power</text:p>
      <text:p text:style-name="P7">Range: </text:p>
      <text:p text:style-name="P7">Action: </text:p>
      <text:p text:style-name="P7">Duration: </text:p>
      <text:p text:style-name="P7">Description:</text:p>
      <text:p text:style-name="P7"/>
      <text:p text:style-name="P6">Power</text:p>
      <text:p text:style-name="P7">Range: </text:p>
      <text:p text:style-name="P7">Action: </text:p>
      <text:p text:style-name="P7">Duration: </text:p>
      <text:p text:style-name="P7">Description:</text:p>
      <text:p text:style-name="P7"/>
      <text:p text:style-name="P6">Power</text:p>
      <text:p text:style-name="P7">Range: </text:p>
      <text:p text:style-name="P7">Action: </text:p>
      <text:p text:style-name="P7">Duration: </text:p>
      <text:p text:style-name="P7">Description:</text:p>
      <text:p text:style-name="P7"/>
      <text:p text:style-name="P6">Power</text:p>
      <text:p text:style-name="P7">Range: </text:p>
      <text:p text:style-name="P7">Action: </text:p>
      <text:p text:style-name="P7">Duration: </text:p>
      <text:p text:style-name="P7">Description:</text:p>
      <text:p text:style-name="P7"/>
      <text:p text:style-name="P6">Power</text:p>
      <text:p text:style-name="P7">Range: </text:p>
      <text:p text:style-name="P7">Action: </text:p>
      <text:p text:style-name="P7">Duration: </text:p>
      <text:p text:style-name="P9">Description:</text:p>
      <text:p text:style-name="P9"/>
      <text:p text:style-name="P9"/>
      <text:p text:style-name="P12">Level 11-15 Cantrips:</text:p>
      <text:p text:style-name="P6">Cantrip</text:p>
      <text:p text:style-name="P7">Range: </text:p>
      <text:p text:style-name="P7">Action: </text:p>
      <text:p text:style-name="P7">Duration: </text:p>
      <text:p text:style-name="P7">Description:</text:p>
      <text:p text:style-name="P7"/>
      <text:p text:style-name="P6">Cantrip</text:p>
      <text:p text:style-name="P7">Range: </text:p>
      <text:p text:style-name="P7">Action: </text:p>
      <text:p text:style-name="P7">Duration: </text:p>
      <text:p text:style-name="P7">Description: </text:p>
      <text:p text:style-name="P7"/>
      <text:p text:style-name="P6">Cantrip</text:p>
      <text:p text:style-name="P7">Range: </text:p>
      <text:p text:style-name="P7">Action: </text:p>
      <text:p text:style-name="P7">Duration: </text:p>
      <text:p text:style-name="P7">Description: </text:p>
      <text:p text:style-name="P7"/>
      <text:p text:style-name="P6">Cantrip</text:p>
      <text:p text:style-name="P7">Range: </text:p>
      <text:p text:style-name="P7">Action: </text:p>
      <text:p text:style-name="P7">Duration: </text:p>
      <text:p text:style-name="P7">Description: </text:p>
      <text:p text:style-name="P6"/>
      <text:p text:style-name="P6">Cantrip</text:p>
      <text:p text:style-name="P7">Range: </text:p>
      <text:p text:style-name="P7">Action: </text:p>
      <text:p text:style-name="P7">Duration: </text:p>
      <text:p text:style-name="P9">Description:</text:p>
      <text:p text:style-name="P9"/>
      <text:p text:style-name="P9"/>
      <text:p text:style-name="P11"><text:span text:style-name="T1">Level 11-15 Powers:</text:span></text:p>
      <text:p text:style-name="P6">Power</text:p>
      <text:p text:style-name="P7">Range: </text:p>
      <text:p text:style-name="P7">Action: </text:p>
      <text:p text:style-name="P7">Duration: </text:p>
      <text:p text:style-name="P7">Description:</text:p>
      <text:p text:style-name="P7"/>
      <text:p text:style-name="P6">Power</text:p>
      <text:p text:style-name="P7">Range: </text:p>
      <text:p text:style-name="P7">Action: </text:p>
      <text:p text:style-name="P7">Duration: </text:p>
      <text:p text:style-name="P7">Description:</text:p>
      <text:p text:style-name="P7"/>
      <text:p text:style-name="P6">Power</text:p>
      <text:p text:style-name="P7">Range: </text:p>
      <text:p text:style-name="P7">Action: </text:p>
      <text:p text:style-name="P7">Duration: </text:p>
      <text:p text:style-name="P7">Description:</text:p>
      <text:p text:style-name="P7"/>
      <text:p text:style-name="P6">Power</text:p>
      <text:p text:style-name="P7">Range: </text:p>
      <text:p text:style-name="P7">Action: </text:p>
      <text:p text:style-name="P7">Duration: </text:p>
      <text:p text:style-name="P7">Description:</text:p>
      <text:p text:style-name="P7"/>
      <text:p text:style-name="P6">Power</text:p>
      <text:p text:style-name="P7">Range: </text:p>
      <text:p text:style-name="P7">Action: </text:p>
      <text:p text:style-name="P7">Duration: </text:p>
      <text:p text:style-name="P9">Descrip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2" fo:column-gap="0.5in">
          <style:column-sep style:width="0.0008in" style:color="#000000" style:height="100%"/>
          <style:column style:rel-width="4986*" fo:start-indent="0in" fo:end-indent="0.25in"/>
          <style:column style:rel-width="4986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2:52:10.34</meta:creation-date>
    <dc:date>2015-04-25T23:40:18.24</dc:date>
    <meta:editing-duration>PT33M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3" meta:paragraph-count="157" meta:word-count="173" meta:character-count="1454"/>
  </office:meta>
</office:document-meta>
</file>